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NSimSun" svg:font-family="NSimSun" style:font-family-generic="modern"/>
    <style:font-face style:name="SimSun1" svg:font-family="SimSun, 宋体" style:font-pitch="variable"/>
    <style:font-face style:name="Mangal" svg:font-family="Mangal, '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style:font-name-complex="Arial"/>
    </style:style>
    <style:style style:name="P2" style:family="paragraph" style:parent-style-name="Standard">
      <style:paragraph-properties fo:line-height="150%" fo:text-align="start" style:justify-single-word="false"/>
      <style:text-properties style:font-name="Comic Sans MS" fo:font-size="12pt" style:font-size-asian="12pt" style:font-size-complex="12pt"/>
    </style:style>
    <style:style style:name="P3" style:family="paragraph" style:parent-style-name="Standard">
      <style:paragraph-properties fo:text-align="start" style:justify-single-word="false"/>
      <style:text-properties style:font-name="Comic Sans MS"/>
    </style:style>
    <style:style style:name="P4" style:family="paragraph" style:parent-style-name="Standard" style:list-style-name="L12">
      <style:paragraph-properties fo:margin-top="0cm" fo:margin-bottom="0.353cm" fo:line-height="150%" fo:text-align="start" style:justify-single-word="false"/>
    </style:style>
    <style:style style:name="P5" style:family="paragraph" style:parent-style-name="Standard" style:list-style-name="L13">
      <style:paragraph-properties fo:margin-top="0cm" fo:margin-bottom="0.353cm" fo:line-height="150%" fo:text-align="start" style:justify-single-word="false"/>
    </style:style>
    <style:style style:name="P6" style:family="paragraph" style:parent-style-name="Standard">
      <style:paragraph-properties fo:margin-top="0cm" fo:margin-bottom="0.353cm" fo:line-height="150%" fo:text-align="start" style:justify-single-word="false"/>
      <style:text-properties fo:color="#000000" style:font-name="Comic Sans MS" fo:font-size="14pt" fo:language="en" fo:country="none" fo:font-weight="normal" style:font-size-asian="14pt" style:font-weight-asian="normal" style:font-name-complex="Arial" style:font-size-complex="14pt" style:font-weight-complex="normal"/>
    </style:style>
    <style:style style:name="P7" style:family="paragraph" style:parent-style-name="Standard">
      <style:paragraph-properties fo:margin-top="0cm" fo:margin-bottom="0.353cm" fo:line-height="150%" fo:text-align="start" style:justify-single-word="false"/>
      <style:text-properties fo:color="#000000" style:font-name="Comic Sans MS" style:font-name-complex="Arial"/>
    </style:style>
    <style:style style:name="P8" style:family="paragraph" style:parent-style-name="Standard">
      <style:paragraph-properties fo:margin-top="0cm" fo:margin-bottom="0.353cm" fo:line-height="115%" fo:text-align="start" style:justify-single-word="false"/>
      <style:text-properties style:font-name="Comic Sans M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Standard">
      <style:paragraph-properties fo:margin-top="0cm" fo:margin-bottom="0.353cm" fo:line-height="150%" fo:text-align="start" style:justify-single-word="false"/>
      <style:text-properties style:font-name="Comic Sans MS" fo:font-size="14pt" fo:language="en" fo:country="none" style:font-size-asian="14pt" style:font-name-complex="Arial" style:font-size-complex="14pt"/>
    </style:style>
    <style:style style:name="P10" style:family="paragraph" style:parent-style-name="Standard">
      <style:paragraph-properties fo:margin-top="0cm" fo:margin-bottom="0.353cm" fo:text-align="start" style:justify-single-word="false"/>
      <style:text-properties style:font-name="Comic Sans MS" fo:font-size="14pt" fo:language="en" fo:country="none" style:font-size-asian="14pt" style:font-name-complex="Arial" style:font-size-complex="14pt"/>
    </style:style>
    <style:style style:name="P11" style:family="paragraph" style:parent-style-name="Standard">
      <style:paragraph-properties fo:margin-top="0cm" fo:margin-bottom="0.353cm" fo:line-height="150%" fo:text-align="start" style:justify-single-word="false"/>
      <style:text-properties style:font-name="Comic Sans MS" fo:font-size="14pt" fo:language="en" fo:country="none" fo:font-weight="bold" style:font-size-asian="14pt" style:font-weight-asian="bold" style:font-name-complex="Arial" style:font-size-complex="14pt" style:font-weight-complex="bold"/>
    </style:style>
    <style:style style:name="P12" style:family="paragraph" style:parent-style-name="Standard">
      <style:paragraph-properties fo:margin-top="0cm" fo:margin-bottom="0.353cm" fo:line-height="150%" fo:text-align="start" style:justify-single-word="false"/>
      <style:text-properties style:font-name="Comic Sans MS" fo:font-size="14pt" style:font-size-asian="14pt" style:font-size-complex="14pt"/>
    </style:style>
    <style:style style:name="P13" style:family="paragraph" style:parent-style-name="Standard">
      <style:paragraph-properties fo:margin-top="0cm" fo:margin-bottom="0.353cm" fo:line-height="150%" fo:text-align="start" style:justify-single-word="false"/>
      <style:text-properties style:font-name="Comic Sans MS"/>
    </style:style>
    <style:style style:name="P14" style:family="paragraph" style:parent-style-name="Standard" style:list-style-name="L7">
      <style:paragraph-properties fo:margin-top="0cm" fo:margin-bottom="0.353cm" fo:line-height="150%" fo:text-align="start" style:justify-single-word="false"/>
      <style:text-properties style:font-name="Comic Sans MS"/>
    </style:style>
    <style:style style:name="P15" style:family="paragraph" style:parent-style-name="Standard">
      <style:paragraph-properties fo:margin-top="0cm" fo:margin-bottom="0.353cm" fo:line-height="150%" fo:text-align="start" style:justify-single-word="false"/>
      <style:text-properties style:font-name="Comic Sans MS" fo:language="en" fo:country="none" style:font-name-complex="Arial"/>
    </style:style>
    <style:style style:name="P16" style:family="paragraph" style:parent-style-name="Standard">
      <style:paragraph-properties fo:margin-top="0cm" fo:margin-bottom="0.353cm" fo:line-height="150%" fo:text-align="start" style:justify-single-word="false">
        <style:tab-stops>
          <style:tab-stop style:position="0.318cm"/>
        </style:tab-stops>
      </style:paragraph-properties>
      <style:text-properties style:font-name="Comic Sans MS" fo:language="en" fo:country="none" style:font-name-complex="Arial"/>
    </style:style>
    <style:style style:name="P17" style:family="paragraph" style:parent-style-name="Standard" style:list-style-name="L7">
      <style:paragraph-properties fo:margin-top="0cm" fo:margin-bottom="0.353cm" fo:line-height="150%" fo:text-align="start" style:justify-single-word="false"/>
      <style:text-properties style:font-name="Comic Sans MS" fo:language="en" fo:country="none" style:font-name-complex="Arial"/>
    </style:style>
    <style:style style:name="P18" style:family="paragraph" style:parent-style-name="Standard">
      <style:paragraph-properties fo:margin-top="0cm" fo:margin-bottom="0.353cm" fo:line-height="115%" fo:text-align="start" style:justify-single-word="false"/>
      <style:text-properties style:font-name="Comic Sans MS" fo:language="en" fo:country="none" style:font-name-complex="Arial"/>
    </style:style>
    <style:style style:name="P19" style:family="paragraph" style:parent-style-name="Standard">
      <style:paragraph-properties fo:margin-top="0cm" fo:margin-bottom="0.353cm" fo:text-align="start" style:justify-single-word="false"/>
      <style:text-properties style:font-name="Comic Sans MS" fo:language="en" fo:country="none" style:font-name-complex="Arial"/>
    </style:style>
    <style:style style:name="P20" style:family="paragraph" style:parent-style-name="Standard">
      <style:paragraph-properties fo:margin-top="0cm" fo:margin-bottom="0.353cm" fo:line-height="115%" fo:text-align="start" style:justify-single-word="false"/>
      <style:text-properties style:font-name="Comic Sans MS" fo:language="en" fo:country="none" fo:font-weight="bold" style:font-weight-asian="bold" style:font-name-complex="Arial" style:font-weight-complex="bold"/>
    </style:style>
    <style:style style:name="P21" style:family="paragraph" style:parent-style-name="Standard">
      <style:paragraph-properties fo:margin-top="0cm" fo:margin-bottom="0.353cm" fo:line-height="115%" fo:text-align="start" style:justify-single-word="false">
        <style:tab-stops>
          <style:tab-stop style:position="0.318cm"/>
        </style:tab-stops>
      </style:paragraph-properties>
      <style:text-properties style:font-name="Comic Sans MS"/>
    </style:style>
    <style:style style:name="P22" style:family="paragraph" style:parent-style-name="Standard">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3" style:family="paragraph" style:parent-style-name="Standard" style:list-style-name="L8">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4" style:family="paragraph" style:parent-style-name="Standard" style:list-style-name="L9">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5" style:family="paragraph" style:parent-style-name="Standard" style:list-style-name="L10">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6" style:family="paragraph" style:parent-style-name="Standard" style:list-style-name="L11">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7" style:family="paragraph" style:parent-style-name="Standard">
      <style:paragraph-properties fo:margin-top="0cm" fo:margin-bottom="0.353cm" fo:line-height="150%" fo:text-align="start" style:justify-single-word="false"/>
      <style:text-properties style:font-name="Comic Sans MS" fo:font-size="12pt" style:font-size-asian="12pt" style:font-size-complex="12pt"/>
    </style:style>
    <style:style style:name="P28" style:family="paragraph" style:parent-style-name="Standard">
      <style:paragraph-properties fo:margin-top="0cm" fo:margin-bottom="0.353cm" fo:line-height="150%" fo:text-align="start" style:justify-single-word="false"/>
      <style:text-properties style:font-name="Comic Sans MS" fo:font-size="12pt" style:font-size-asian="12pt" style:font-name-complex="Arial" style:font-size-complex="12pt"/>
    </style:style>
    <style:style style:name="P29" style:family="paragraph" style:parent-style-name="Standard">
      <style:paragraph-properties fo:margin-top="0cm" fo:margin-bottom="0.353cm" fo:line-height="150%" fo:text-align="start" style:justify-single-word="false"/>
      <style:text-properties fo:color="#333333" style:font-name="Comic Sans MS" fo:font-size="12pt" fo:language="en" fo:country="none" style:font-size-asian="12pt" style:font-name-complex="Arial" style:font-size-complex="12pt"/>
    </style:style>
    <style:style style:name="P30" style:family="paragraph" style:parent-style-name="Standard" style:master-page-name="Standard">
      <style:paragraph-properties fo:margin-top="0cm" fo:margin-bottom="0.353cm" fo:line-height="115%" fo:text-align="start" style:justify-single-word="false" style:page-number="auto"/>
      <style:text-properties style:font-name="Comic Sans MS" fo:font-size="22pt" fo:language="en" fo:country="none" style:text-underline-style="solid" style:text-underline-width="auto" style:text-underline-color="font-color" fo:font-weight="bold" style:font-size-asian="22pt" style:font-weight-asian="bold" style:font-name-complex="Arial" style:font-size-complex="22pt" style:font-weight-complex="bold"/>
    </style:style>
    <style:style style:name="T1" style:family="text">
      <style:text-properties fo:language="en" fo:country="none" style:font-name-complex="Arial"/>
    </style:style>
    <style:style style:name="T2" style:family="text">
      <style:text-properties fo:language="en" fo:country="none" fo:font-weight="bold" style:font-weight-asian="bold" style:font-name-complex="Arial" style:font-weight-complex="bold"/>
    </style:style>
    <style:style style:name="T3" style:family="text">
      <style:text-propertie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T4" style:family="text">
      <style:text-properties fo:font-weight="bold" style:font-weight-asian="bold" style:font-weight-complex="bold"/>
    </style:style>
    <style:style style:name="T5" style:family="text">
      <style:text-properties style:font-name="Arial" fo:language="en" fo:country="none" style:font-name-complex="Arial"/>
    </style:style>
    <style:style style:name="T6" style:family="text">
      <style:text-properties style:font-name="Arial" fo:font-size="14pt" fo:language="en" fo:country="none" style:font-size-asian="14pt" style:font-name-complex="Arial" style:font-size-complex="14pt"/>
    </style:style>
    <style:style style:name="T7" style:family="text">
      <style:text-properties style:font-name="Arial" fo:font-size="14pt" fo:language="en" fo:country="none" fo:font-weight="bold" style:font-size-asian="14pt" style:font-weight-asian="bold" style:font-name-complex="Arial" style:font-size-complex="14pt" style:font-weight-complex="bold"/>
    </style:style>
    <style:style style:name="T8" style:family="text">
      <style:text-properties style:font-name="Arial" fo:font-size="14pt" style:font-size-asian="14pt" style:font-size-complex="14pt"/>
    </style:style>
    <style:style style:name="T9" style:family="text">
      <style:text-properties style:font-name="Arial" fo:font-size="12pt" style:font-size-asian="12pt" style:font-size-complex="12pt"/>
    </style:style>
    <style:style style:name="T10" style:family="text">
      <style:text-properties fo:font-size="14pt" fo:language="en" fo:country="none" style:font-size-asian="14pt" style:font-name-complex="Arial" style:font-size-complex="14pt"/>
    </style:style>
    <style:style style:name="T11" style:family="text">
      <style:text-properties fo:font-size="14pt" style:font-size-asian="14pt" style:font-size-complex="14pt"/>
    </style:style>
    <style:style style:name="T12" style:family="text">
      <style:text-properties fo:color="#000000"/>
    </style:style>
    <style:style style:name="T13" style:family="text">
      <style:text-properties fo:color="#000000" fo:language="en" fo:country="none" style:font-name-complex="Arial"/>
    </style:style>
    <style:style style:name="T14" style:family="text">
      <style:text-properties fo:color="#000000" fo:font-size="14pt" fo:language="en" fo:country="none" style:font-size-asian="14pt" style:font-name-complex="Arial" style:font-size-complex="14pt"/>
    </style:style>
    <style:style style:name="T15" style:family="text">
      <style:text-properties fo:color="#000000" fo:font-size="14pt" style:font-size-asian="14pt" style:font-size-complex="14pt"/>
    </style:style>
    <style:style style:name="T16" style:family="text">
      <style:text-properties fo:color="#000000" style:font-name="Arial"/>
    </style:style>
    <style:style style:name="T17" style:family="text">
      <style:text-properties fo:color="#000000" style:font-name="Arial" fo:font-size="14pt" fo:language="en" fo:country="none" style:font-size-asian="14pt" style:font-name-complex="Arial" style:font-size-complex="14pt"/>
    </style:style>
    <style:style style:name="T18" style:family="text">
      <style:text-properties fo:color="#000000" style:font-name="Arial" style:font-name-complex="Arial"/>
    </style:style>
    <style:style style:name="T19" style:family="text">
      <style:text-properties fo:color="#333333" style:font-name="Arial" fo:font-size="14pt" fo:language="en" fo:country="none" style:font-size-asian="14pt" style:font-name-complex="Arial" style:font-size-complex="14pt"/>
    </style:style>
    <style:style style:name="T20" style:family="text">
      <style:text-properties fo:color="#333333" fo:font-size="12pt" fo:language="en" fo:country="none" style:font-size-asian="12pt" style:font-name-complex="Arial" style:font-size-complex="12pt"/>
    </style:style>
    <style:style style:name="T21" style:family="text">
      <style:text-properties fo:color="#333333" fo:font-size="14pt" fo:language="en" fo:country="none" style:font-size-asian="14pt" style:font-name-complex="Arial" style:font-size-complex="14pt"/>
    </style:style>
    <style:style style:name="T22" style:family="text">
      <style:text-properties style:font-name="Comic Sans MS" fo:font-size="12pt" fo:language="en" fo:country="none" style:font-size-asian="12pt" style:font-name-complex="Arial" style:font-size-complex="12pt"/>
    </style:style>
    <style:style style:name="T23" style:family="text">
      <style:text-properties fo:font-size="12pt" style:font-size-asian="12pt" style:font-size-complex="12pt"/>
    </style:style>
    <style:style style:name="T24" style:family="text">
      <style:text-properties fo:font-size="12pt" fo:language="en" fo:country="none" style:font-size-asian="12pt" style:font-name-complex="Arial" style:font-size-complex="12pt"/>
    </style:style>
    <style:style style:name="T25" style:family="text">
      <style:text-properties fo:font-variant="normal" fo:text-transform="none" fo:color="#222222" style:font-name="Comic Sans MS" fo:font-size="12pt" fo:letter-spacing="normal" fo:language="en" fo:country="none" fo:font-style="normal" fo:font-weight="bold" style:font-size-asian="12pt" style:font-weight-asian="bold" style:font-name-complex="Arial" style:font-size-complex="12pt" style:font-weight-complex="bold"/>
    </style:style>
    <style:style style:name="T26" style:family="text">
      <style:text-properties fo:font-variant="normal" fo:text-transform="none" fo:color="#222222" style:font-name="Comic Sans MS" fo:font-size="12pt" fo:letter-spacing="normal" fo:language="en" fo:country="none" fo:font-style="normal" fo:font-weight="normal" style:font-size-asian="12pt" style:font-name-complex="Arial" style:font-size-complex="12pt"/>
    </style:style>
    <style:style style:name="T27" style:family="text">
      <style:text-properties fo:font-variant="normal" fo:text-transform="none" fo:color="#222222" style:font-name="Comic Sans MS" fo:font-size="12pt" fo:letter-spacing="normal" fo:language="en" fo:country="none" fo:font-style="normal" fo:font-weight="normal" style:font-size-asian="12pt" style:font-weight-asian="normal" style:font-name-complex="Arial" style:font-size-complex="12pt" style:font-weight-complex="normal"/>
    </style:style>
    <style:style style:name="T28" style:family="text">
      <style:text-properties fo:font-variant="normal" fo:text-transform="none" fo:color="#222222" fo:font-size="12pt" fo:letter-spacing="normal" fo:language="en" fo:country="none" fo:font-style="normal" fo:font-weight="bold" style:font-size-asian="12pt" style:font-weight-asian="bold" style:font-name-complex="Arial" style:font-size-complex="12pt" style:font-weight-complex="bold"/>
    </style:style>
    <style:style style:name="T29" style:family="text">
      <style:text-properties fo:font-variant="normal" fo:text-transform="none" fo:color="#222222" fo:font-size="12pt" fo:letter-spacing="normal" fo:language="en" fo:country="none" fo:font-style="normal" fo:font-weight="normal" style:font-size-asian="12pt" style:font-name-complex="Arial" style:font-size-complex="12pt"/>
    </style:style>
    <style:style style:name="T30" style:family="text">
      <style:text-properties fo:font-variant="normal" fo:text-transform="none" fo:color="#222222" fo:font-size="12pt" fo:letter-spacing="normal" fo:language="en" fo:country="none" fo:font-style="normal" fo:font-weight="normal" style:font-size-asian="12pt" style:font-weight-asian="normal" style:font-name-complex="Arial" style:font-size-complex="12pt" style:font-weight-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QA Assignment - 3&amp;4</text:p>
      <text:p text:style-name="P8"/>
      <text:p text:style-name="P6"><text:bookmark text:name="docs-internal-guid-7455911d-7fff-0261-77"/>1. Which software development technique is good for the systems that have third party API calls, cron jobs, data exports/imports, etc.</text:p>
      <text:p text:style-name="P22"><text:span text:style-name="T11">Ans. </text:span><text:s/>TDD(Test Driven Developement), as it focuses on how functionality is implemented rather than focusing on end user needs. Above given applications suits this purpose.</text:p>
      <text:p text:style-name="P22"><text:span text:style-name="T10"/></text:p>
      <text:p text:style-name="P9">2. Where does Test Automation fit in the Software Life Cycle? Explain with diagram?</text:p>
      <text:p text:style-name="P9">Ans. <text:s/></text:p>
      <text:p text:style-name="P9"><draw:frame draw:style-name="fr1" draw:name="graphics1" text:anchor-type="as-char" svg:width="15.252cm" svg:height="6.735cm" draw:z-index="0"><draw:image xlink:href="Pictures/20000007000627190002B7ABA9ADC76F.wmf" xlink:type="simple" xlink:show="embed" xlink:actuate="onLoad"/></draw:frame></text:p>
      <text:p text:style-name="P11"/>
      <text:p text:style-name="P11"/>
      <text:p text:style-name="P9"><text:soft-page-break/>3. Can we skip the manual testing and why?</text:p>
      <text:p text:style-name="P15"><text:span text:style-name="T11">Ans.</text:span> <text:s/>No, Automation Testing are just robotic and can’t act as a real user prospective. Manual testing, on the other end, allows developing program to be used as it would be upon launch. Any bugs that may pop up when a user handles the program in a certain way are more likely to be caught with manual testing.</text:p>
      <text:p text:style-name="P15"><text:span text:style-name="T14"/></text:p>
      <text:p text:style-name="P13"><text:bookmark text:name="docs-internal-guid-210e527f-7fff-fc27-f3"/><text:span text:style-name="T14">4. Give the names of selector?</text:span><text:bookmark text:name="ids"/><text:span text:style-name="T10"> </text:span></text:p>
      <text:p text:style-name="P12"><text:span text:style-name="T1">Ans. <text:s/></text:span></text:p>
      <text:list xml:id="list4181350423861689414" text:style-name="L8">
        <text:list-item>
          <text:p text:style-name="P23">Targeting using Ids</text:p>
        </text:list-item>
      </text:list>
      <text:p text:style-name="P27"><text:tab/>&lt;input id="email" value=""&gt;</text:p>
      <text:p text:style-name="P22"><text:tab/>#email</text:p>
      <text:list xml:id="list2033419729140461997" text:style-name="L9">
        <text:list-item>
          <text:p text:style-name="P24">Targeting using name</text:p>
        </text:list-item>
      </text:list>
      <text:p text:style-name="P27"><text:tab/>&lt;input name="email" value=""&gt;</text:p>
      <text:p text:style-name="P29"><text:tab/>[name="email"]</text:p>
      <text:list xml:id="list2329782353784243351" text:style-name="L10">
        <text:list-item>
          <text:p text:style-name="P25">Targeting using class names</text:p>
        </text:list-item>
      </text:list>
      <text:p text:style-name="P28"><text:tab/>&lt;div class="some-class-another-class"&gt;...&lt;/div&gt;</text:p>
      <text:p text:style-name="P28"><text:tab/>.some-class-another-class</text:p>
      <text:list xml:id="list5703912085124318612" text:style-name="L11">
        <text:list-item>
          <text:p text:style-name="P26">Targeting using element tag</text:p>
        </text:list-item>
      </text:list>
      <text:p text:style-name="P29"><text:tab/>&lt;div class="username"&gt;Justin&lt;/div&gt;</text:p>
      <text:p text:style-name="P29"><text:tab/>&lt;span class="username"&gt;Justin&lt;/span&gt;</text:p>
      <text:p text:style-name="P22"><text:soft-page-break/><text:tab/>div.username</text:p>
      <text:p text:style-name="P22"><text:tab/>span.username</text:p>
      <text:list xml:id="list1021403196551848001" text:style-name="L12">
        <text:list-item>
          <text:p text:style-name="P4"><text:span text:style-name="T22">Targeting using hierarchy</text:span></text:p>
        </text:list-item>
      </text:list>
      <text:p text:style-name="P2"><text:tab/>&lt;div class=”name”&gt;</text:p>
      <text:p text:style-name="P2"><text:tab/>&lt;label&gt;Deekshika&lt;/label&gt;</text:p>
      <text:p text:style-name="P2"><text:tab/>&lt;/div&gt;</text:p>
      <text:p text:style-name="P22"><text:tab/>.name label</text:p>
      <text:list xml:id="list642091428987894119" text:style-name="L13">
        <text:list-item>
          <text:p text:style-name="P5"><text:span text:style-name="T22">Targeting using ordering</text:span></text:p>
        </text:list-item>
      </text:list>
      <text:p text:style-name="P2"><text:tab/>&lt;ul class=”fruits”&gt;</text:p>
      <text:p text:style-name="P2"><text:tab/><text:tab/>&lt;li&gt;Apple&lt;/li&gt;</text:p>
      <text:p text:style-name="P2"><text:tab/><text:tab/>&lt;li&gt;Banana&lt;/li&gt;</text:p>
      <text:p text:style-name="P2"><text:tab/><text:tab/>&lt;li&gt;Coconut&lt;/li&gt;</text:p>
      <text:p text:style-name="P2"><text:tab/>&lt;/ul&gt;</text:p>
      <text:p text:style-name="P22"><text:tab/>.fruits li:nth-child(2)</text:p>
      <text:p text:style-name="P22"><text:span text:style-name="T10"/></text:p>
      <text:p text:style-name="P9">5. What is the modular framework? </text:p>
      <text:p text:style-name="P13"><text:span text:style-name="T10">Ans. <text:s/></text:span><text:span text:style-name="T28">Modular framework </text:span><text:span text:style-name="T29">is like creation of small, independent scripts that represents </text:span><text:span text:style-name="T30">modules</text:span><text:span text:style-name="T29">, sections and functions of the application under test. These small scripts are then used in a hierarchical fashion to construct larger test for a perticular test case. Advantage of using this are :</text:span></text:p>
      <text:list xml:id="list2013831072179061918" text:style-name="L7">
        <text:list-item>
          <text:p text:style-name="P14"><text:span text:style-name="T24">Driver scripts “drive” test execution.</text:span></text:p>
        </text:list-item>
        <text:list-item>
          <text:p text:style-name="P17">Interaction with the SUT done by functions in a test library.</text:p>
        </text:list-item>
        <text:list-item>
          <text:p text:style-name="P17"><text:soft-page-break/>The objects are defined once and reusable in all test methods.</text:p>
        </text:list-item>
        <text:list-item>
          <text:p text:style-name="P17">Small and to-the-point methods are created for individual functionalities.</text:p>
        </text:list-item>
        <text:list-item>
          <text:p text:style-name="P17"><text:span text:style-name="T23">The test case is the collection of these small methods and reusable objects.</text:span></text:p>
        </text:list-item>
      </text:list>
      <text:p text:style-name="P15"><text:span text:style-name="T23"/></text:p>
      <text:p text:style-name="P9">6. Explain the Open source tool.</text:p>
      <text:p text:style-name="P13"><text:span text:style-name="T21">Ans. <text:s/></text:span><text:span text:style-name="T20">Open-source tools are software tools that are freely available without a commercial license. Many different kinds of open-source tools allow developers and others to do certain things in programming, maintaining technologies or other types of technology tasks.</text:span><text:span text:style-name="T24"> </text:span></text:p>
      <text:p text:style-name="P13"><text:span text:style-name="T10"/></text:p>
      <text:p text:style-name="P9">7. What is Hybrid framework?</text:p>
      <text:p text:style-name="P15"><text:span text:style-name="T15">Ans. <text:s/></text:span><text:span text:style-name="T12">Use the combination of two or more of the above-mentioned techniques, taking from their strengths and minimizing their weaknesses.</text:span></text:p>
      <text:p text:style-name="P7">The framework can use the modular approach along with either data-driven or keyword-driven framework.</text:p>
      <text:p text:style-name="P7">The framework can use scripts to perform some tasks that might be too difficult to implement in a pure keyword driven approach.</text:p>
      <text:p text:style-name="P7"><text:span text:style-name="T10"/></text:p>
      <text:p text:style-name="P9">8. Write a name of record and replay tool.</text:p>
      <text:p text:style-name="P15"><text:span text:style-name="T11">Ans. <text:s/></text:span><text:span text:style-name="T4">Selenium IDE</text:span>, record and replay approach is popular approach among commercial tools. It's very easy to use and needs no programming skills.</text:p>
      <text:p text:style-name="P15"><text:soft-page-break/><text:span text:style-name="T10"/></text:p>
      <text:p text:style-name="P9">9. What is the difference between BDD and Cucumber?</text:p>
      <text:p text:style-name="P15"><text:span text:style-name="T11">Ans. <text:s/></text:span><text:span text:style-name="T4">BDD (Behavior Driven Development) Technique </text:span>is a software development technique that defines the user behavior prior to writing test automation scripts or the functional pieces of code.</text:p>
      <text:p text:style-name="P15">While, Cucumber is a framework for writing and executing high level descriptions of your software's functionality.</text:p>
      <text:p text:style-name="P13"><text:span text:style-name="T1">Cucumber plays a </text:span><text:span text:style-name="T2">central role </text:span><text:span text:style-name="T1">in a development approach called Behaviour Driven Development (BDD).</text:span></text:p>
      <text:p text:style-name="P13"><text:span text:style-name="T1"/></text:p>
      <text:p text:style-name="P13"><text:span text:style-name="T10">10. Can we replace the Regression testing from Test automation and how?</text:span></text:p>
      <text:p text:style-name="P13"><text:span text:style-name="T10">Ans. <text:s/></text:span><text:span text:style-name="T13">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text:span text:style-name="T1"> </text:span></text:p>
      <text:p text:style-name="P13"><text:span text:style-name="T10"/></text:p>
      <text:p text:style-name="P21"><text:span text:style-name="T10">11. <text:s/>How many ‘A’s test script has? Explain them.</text:span></text:p>
      <text:p text:style-name="P16"><text:span text:style-name="T10">Ans. <text:s/></text:span><text:span text:style-name="T23">There are Three A's Test script has : </text:span></text:p>
      <text:p text:style-name="P18">#1. ARRANGEMENT or Object Identification</text:p>
      <text:p text:style-name="P18">We identify objects (buttons, dropdowns etc.) either by their ids, names or by their Window Titles etc.</text:p>
      <text:p text:style-name="P18">In case of web application, we identify by user ID, or By XPath or By CSS or By Class <text:soft-page-break/>Name etc. If nothing works, we then identify objects by using mouse coordinates (But it is not a reliable method of object identification).</text:p>
      <text:p text:style-name="P18">#2. ACTION on the Identified Object</text:p>
      <text:p text:style-name="P18">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8">#3. ASSERTION</text:p>
      <text:p text:style-name="P18">The assertion is basically checking the object with some expected result. For example, if we press 2+3 on the calculator, the screen should show 5.</text:p>
      <text:p text:style-name="P19"/>
      <text:p text:style-name="P1"/>
      <text:p text:style-name="P1"/>
      <text:p text:style-name="P1"/>
      <text:p text:style-name="P3"/>
      <text:p text:style-name="P19"/>
      <text:p text:style-name="P1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NSimSun" svg:font-family="NSimSun" style:font-family-generic="modern"/>
    <style:font-face style:name="SimSun1" svg:font-family="SimSun, 宋体" style:font-pitch="variable"/>
    <style:font-face style:name="Mangal" svg:font-family="Mangal, '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text-indent="0cm" style:auto-text-indent="false"/>
      <style:text-properties style:font-name="Times New Roman" fo:font-size="14pt" fo:font-weight="bold" style:font-name-asian="SimSun1"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size="14pt" fo:language="en" fo:country="none" style:font-size-asian="14pt" style:font-name-complex="Arial" style:font-size-complex="14pt"/>
    </style:style>
    <style:style style:name="WW8Num3z0" style:family="text">
      <style:text-properties style:font-name="Wingdings" style:font-name-complex="OpenSymbol"/>
    </style:style>
    <style:style style:name="WW8Num3z1" style:family="text">
      <style:text-properties style:font-name="OpenSymbol" style:font-name-complex="OpenSymbol"/>
    </style:style>
    <style:style style:name="WW8Num3z3" style:family="text">
      <style:text-properties style:font-name="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fo:language="en" fo:country="none" style:font-name-complex="OpenSymbol"/>
    </style:style>
    <style:style style:name="WW8Num5z1" style:family="text">
      <style:text-properties style:font-name="OpenSymbol" style:font-name-complex="OpenSymbol"/>
    </style:style>
    <style:style style:name="WW8Num6z0" style:family="text">
      <style:text-properties style:font-name="Arial" fo:font-size="14pt" style:font-size-asian="14pt" style:font-name-complex="Arial" style:font-size-complex="14pt"/>
    </style:style>
    <style:style style:name="WW8Num7z0" style:family="text">
      <style:text-properties style:font-name="Wingdings" style:font-name-complex="OpenSymbol"/>
    </style:style>
    <style:style style:name="WW8Num7z1" style:family="text">
      <style:text-properties style:font-name="OpenSymbol" style:font-name-complex="OpenSymbol"/>
    </style:style>
    <style:style style:name="WW8Num7z3" style:family="text">
      <style:text-properties style:font-name="Symbol" style:font-name-complex="OpenSymbol"/>
    </style:style>
    <style:style style:name="Default_20_Paragraph_20_Font" style:display-name="Default Paragraph Font" style:family="text"/>
    <style:style style:name="Numbering_20_Symbols" style:display-name="Numbering Symbols" style:family="text">
      <style:text-properties style:font-name="Arial" fo:font-size="14pt" style:font-size-asian="14pt" style:font-name-complex="Arial" style:font-size-complex="14pt"/>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309cm" fo:text-indent="-0.635cm" fo:margin-left="2.309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944cm" fo:text-indent="-0.635cm" fo:margin-left="2.94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579cm" fo:text-indent="-0.635cm" fo:margin-left="3.579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4.214cm" fo:text-indent="-0.635cm" fo:margin-left="4.214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4.849cm" fo:text-indent="-0.635cm" fo:margin-left="4.84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484cm" fo:text-indent="-0.635cm" fo:margin-left="5.484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6.119cm" fo:text-indent="-0.635cm" fo:margin-left="6.119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754cm" fo:text-indent="-0.635cm" fo:margin-left="6.75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389cm" fo:text-indent="-0.635cm" fo:margin-left="7.3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683cm" fo:text-indent="-0.635cm" fo:margin-left="1.683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318cm" fo:text-indent="-0.635cm" fo:margin-left="2.318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953cm" fo:text-indent="-0.635cm" fo:margin-left="2.953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588cm" fo:text-indent="-0.635cm" fo:margin-left="3.58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223cm" fo:text-indent="-0.635cm" fo:margin-left="4.223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858cm" fo:text-indent="-0.635cm" fo:margin-left="4.858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493cm" fo:text-indent="-0.635cm" fo:margin-left="5.493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128cm" fo:text-indent="-0.635cm" fo:margin-left="6.128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763cm" fo:text-indent="-0.635cm" fo:margin-left="6.76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434cm" fo:text-indent="-0.635cm" fo:margin-left="2.434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704cm" fo:text-indent="-0.635cm" fo:margin-left="3.70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974cm" fo:text-indent="-0.635cm" fo:margin-left="4.974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244cm" fo:text-indent="-0.635cm" fo:margin-left="6.244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514cm" fo:text-indent="-0.635cm" fo:margin-left="7.51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0T17:48:16.23</meta:creation-date>
    <dc:creator>Rajat Sharma</dc:creator>
    <dc:date>2020-04-10T19:07:03.82</dc:date>
    <meta:editing-cycles>9</meta:editing-cycles>
    <meta:editing-duration>PT1H19M46S</meta:editing-duration>
    <meta:initial-creator>Rajat Sharma</meta:initial-creator>
    <meta:generator>OpenOffice/4.1.1$Win32 OpenOffice.org_project/411m6$Build-9775</meta:generator>
    <meta:document-statistic meta:table-count="0" meta:image-count="1" meta:object-count="0" meta:page-count="6" meta:paragraph-count="66" meta:word-count="735" meta:character-count="4711"/>
  </office:meta>
</office:document-meta>
</file>